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9638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91d78"/>
    </style:style>
    <style:style style:name="P2" style:family="paragraph" style:parent-style-name="Standard">
      <style:text-properties officeooo:paragraph-rsid="000b777c"/>
    </style:style>
    <style:style style:name="P3" style:family="paragraph" style:parent-style-name="Standard">
      <style:text-properties officeooo:rsid="0012b177" officeooo:paragraph-rsid="0012b177"/>
    </style:style>
    <style:style style:name="P4" style:family="paragraph" style:parent-style-name="Table_20_Contents">
      <style:text-properties officeooo:paragraph-rsid="000b777c"/>
    </style:style>
    <style:style style:name="P5" style:family="paragraph" style:parent-style-name="Table_20_Contents">
      <style:text-properties officeooo:paragraph-rsid="0011efb2"/>
    </style:style>
    <style:style style:name="P6" style:family="paragraph" style:parent-style-name="Table_20_Contents">
      <style:text-properties officeooo:rsid="0011efb2" officeooo:paragraph-rsid="0011efb2"/>
    </style:style>
    <style:style style:name="T1" style:family="text">
      <style:text-properties officeooo:rsid="000b77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FGS: <text:s/>Desarrollo de Aplicaciones Multiplataforma</text:p>
      <text:p text:style-name="Standard"><text:s/>Módulo: Acceso a Datos</text:p>
      <text:p text:style-name="Standard"><text:s/>CICLO FORMATIVO <text:s/>DE GRADO SUPERIOR: DESARROLLO DE</text:p>
      <text:p text:style-name="Standard"><text:s/>APLICACIONES MULTIPLATAFORMA</text:p>
      <text:p text:style-name="Standard"><text:s/>2º CURSO</text:p>
      <text:p text:style-name="Standard"><text:s/>MODULO : ACCESO A DATOS</text:p>
      <text:p text:style-name="Standard"><text:s/>ACTIVIDADES </text:p>
      <text:p text:style-name="Standard">1</text:p>
      <text:p text:style-name="Standard">CFGS: <text:s/>Desarrollo de Aplicaciones Multiplataforma</text:p>
      <text:p text:style-name="Standard"><text:s/>Módulo: Acceso a Datos</text:p>
      <text:p text:style-name="Standard"><text:s/>Actividad en equipo:</text:p>
      <text:p text:style-name="Standard"><text:s/>Responde a las siguientes consultas para la Base de Datos Oposiciones:</text:p>
      <text:p text:style-name="Standard"><text:s/>1) Mostrar dni, nombre, ciudad y teléfono de los opositores que sean de Cáceres.</text:p>
      <text:p text:style-name="P1"><text:s/>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NI, NOMBRE, CIUDAD, TELEFONO FROM opositores WHERE CIUDAD="Zafra"; </text:span></text:p>
          </table:table-cell>
        </table:table-row>
      </table:table>
      <text:p text:style-name="P2"/>
      <text:p text:style-name="P1"/>
      <text:p text:style-name="P1"/>
      <text:p text:style-name="P1">2) <text:s/>Seleccionar los opositores que se han presentado mas veces a examenes de oposciones.</text:p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SELECT NOMBRE, APELLIDOS, COUNT(DNIOPOSITOR)</text:p>
            <text:p text:style-name="P2">FROM notas n INNER JOIN opositores o ON n.DNIOPOSITOR = o.DNI </text:p>
            <text:p text:style-name="P2">GROUP BY <text:span text:style-name="T1">APELLIDOS</text:span></text:p>
            <text:p text:style-name="P2">ORDER BY <text:span text:style-name="T1">APELLIDOS </text:span>DESC</text:p>
            <text:p text:style-name="P2">LIMIT <text:span text:style-name="T1">5</text:span>;</text:p>
          </table:table-cell>
        </table:table-row>
      </table:table>
      <text:p text:style-name="Standard"/>
      <text:p text:style-name="Standard"/>
      <text:p text:style-name="Standard">3) Saca el tribunal con nota media mas alta.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SELECT *</text:p>
            <text:p text:style-name="Table_20_Contents">FROM tribunales WHERE tribunales.CODIGOTRIBUNAL =(</text:p>
            <text:p text:style-name="Table_20_Contents">SELECT t.CODIGOTRIBUNAL</text:p>
            <text:p text:style-name="Table_20_Contents">FROM tribunales t INNER JOIN opositores o ON o.TRIBUNALOPOSITOR = t.CODIGOTRIBUNAL INNER JOIN NOTAS n ON n.DNIOPOSITOR = o.DNI</text:p>
            <text:p text:style-name="Table_20_Contents">GROUP BY t.CODIGOTRIBUNAL</text:p>
            <text:p text:style-name="Table_20_Contents">ORDER BY AVG(n.NOTA) DESC</text:p>
            <text:p text:style-name="Table_20_Contents">LIMIT 1)</text:p>
            <text:p text:style-name="Table_20_Contents">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4) Mostrar el dni, nombre, telefono de los opositotes de Badajoz y Don Benito ordenados por ciudad,</text:p>
      <text:p text:style-name="Standard"><text:s/>apellidos y nombre.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4">SELECT DNI,APELLIDOS, NOMBRE,TELEFONO</text:p>
            <text:p text:style-name="P4">FROM opositores </text:p>
            <text:p text:style-name="P4">WHERE CIUDAD = "Badajoz" OR CIUDAD = "Don Benito"</text:p>
            <text:p text:style-name="P4">ORDER BY 2 ,3 ;</text:p>
          </table:table-cell>
        </table:table-row>
      </table:table>
      <text:p text:style-name="P2"/>
      <text:p text:style-name="Standard"/>
      <text:p text:style-name="Standard"><text:s/>5) Mostrar los examenes en los que está involucrado en tribunal cuyo presidente es PEDRO </text:p>
      <text:p text:style-name="Standard">FERNANDEZ</text:p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4">SELECT e.DESCRIPCIONEXA, o.NOMBRE, o.DNI, n.NOTA</text:p>
            <text:p text:style-name="P4">FROM examenes e INNER JOIN notas n ON e.CODIGOEXA = e.CODIGOEXA INNER JOIN opositores o ON o.DNI = n.DNIOPOSITOR INNER JOIN tribunales t ON t.CODIGOTRIBUNAL =o.TRIBUNALOPOSITOR </text:p>
            <text:p text:style-name="P4">WHERE t.PRESIDENTE = "PEDRO FERNANDEZ";</text:p>
          </table:table-cell>
        </table:table-row>
      </table:table>
      <text:p text:style-name="P2"/>
      <text:p text:style-name="P2"/>
      <text:p text:style-name="P2"/>
      <text:p text:style-name="P1">6) Sacar un listado del numero de aprobados por tribunal y examen. Es decir, debo sacar el numero</text:p>
      <text:p text:style-name="P1">o codigo de tribunal, el nombre del presidente y el numero de aprobados por exame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>SELECT e.DESCRIPCIONEXA, t.CODIGOTRIBUNAL, COUNT(NOTA) as Aprobados</text:p>
            <text:p text:style-name="P4">FROM notas n INNER JOIN opositores o ON n.DNIOPOSITOR = o.DNI INNER JOIN tribunales t ON t.CODIGOTRIBUNAL = o.TRIBUNALOPOSITOR INNER JOIN examenes e ON e.CODIGOEXA = n.CODIGOEXAMEN</text:p>
            <text:p text:style-name="P4">WHERE NOTA &gt;= 5</text:p>
            <text:p text:style-name="P4">GROUP BY t.CODIGOTRIBUNAL,e.DESCRIPCIONEXA;</text:p>
          </table:table-cell>
        </table:table-row>
      </table:table>
      <text:p text:style-name="P2"/>
      <text:p text:style-name="Standard"/>
      <text:p text:style-name="Standard"><text:s/>7) Mostrar la nota media por examenes. Es decir, debeis sacar un listado con los nombres de </text:p>
      <text:p text:style-name="Standard">examenes y su correspondiente nota media.</text:p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P4">SELECT e.DESCRIPCIONEXA, AVG(NOTA) AS MEDIA</text:p>
            <text:p text:style-name="P4">FROM examenes e INNER JOIN <text:s/>notas n ON e.CODIGOEXA = n.CODIGOEXAMEN</text:p>
            <text:p text:style-name="P4">GROUP BY e.DESCRIPCIONEXA;</text:p>
          </table:table-cell>
        </table:table-row>
      </table:table>
      <text:p text:style-name="P2"/>
      <text:p text:style-name="Standard"/>
      <text:p text:style-name="Standard"><text:s/>8) Mostrar el número de opositores por cada población, sólo para aquellas poblaciones</text:p>
      <text:p text:style-name="Standard"><text:s/>con más de 10 opositores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>SELECT CIUDAD, COUNT(DNI) AS NumeroOpositores</text:p>
            <text:p text:style-name="P4">FROM opositores </text:p>
            <text:p text:style-name="P4">GROUP BY CIUDAD</text:p>
            <text:p text:style-name="P4">HAVING COUNT(DNI) &gt; 10;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Standard"><text:soft-page-break/>9) Crear una funcion que ponga en minuscula el campo de la select donde sea invocada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">DELIMITER //</text:p>
            <text:p text:style-name="P5">CREATE FUNCTION ponerMinusculas (palabra VARCHAR(40)) </text:p>
            <text:p text:style-name="P5">RETURNS VARCHAR(40)</text:p>
            <text:p text:style-name="P4">BEGIN </text:p>
            <text:p text:style-name="P4"><text:tab/>RETURN LOWER(palabra);</text:p>
            <text:p text:style-name="P4">END //</text:p>
            <text:p text:style-name="P4">DELIMITER ;</text:p>
            <text:p text:style-name="P4"/>
            <text:p text:style-name="P4"/>
            <text:p text:style-name="P4">SELECT DNI, ponerMinusculas(NOMBRE)</text:p>
            <text:p text:style-name="P4">FROM opositores;</text:p>
          </table:table-cell>
        </table:table-row>
      </table:table>
      <text:p text:style-name="P2"/>
      <text:p text:style-name="Standard"><text:s/>10) Crear un procedimiento almacenado en oracle que imprima por pantalla los datos de la tabla </text:p>
      <text:p text:style-name="Standard">tribunales.</text:p>
      <text:p text:style-name="P2"><text:s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>DROP PROCEDURE IF EXISTS tablaTribunales;</text:p>
            <text:p text:style-name="P4">DELIMITER //</text:p>
            <text:p text:style-name="P4">CREATE PROCEDURE tablaTribunales()</text:p>
            <text:p text:style-name="P4">BEGIN </text:p>
            <text:p text:style-name="P4"><text:tab/>SELECT * FROM tribunales;</text:p>
            <text:p text:style-name="P4">END //</text:p>
            <text:p text:style-name="P4">DELIMITER ;</text:p>
            <text:p text:style-name="P4"/>
            <text:p text:style-name="P6">CALL tablaTribunales;</text:p>
          </table:table-cell>
        </table:table-row>
      </table:table>
      <text:p text:style-name="P2"/>
      <text:p text:style-name="P3">10) Sobre la BD oposiciones crea un procedimiento que muestre el nombre del opositor que ha conseguido la nota más alta en cualquiera de los exámenes realizados.</text:p>
      <text:p text:style-name="P3"/>
      <text:p text:style-name="P3"/>
      <text:p text:style-name="P3">CRATE PROCEDURE opositorNotaAlta</text:p>
      <text:p text:style-name="P3">BEGIN </text:p>
      <text:p text:style-name="P3"><text:tab/>SELECT MAX(NOTA), o.NOMBRE, o.APELLIDOS</text:p>
      <text:p text:style-name="P3"><text:s text:c="4"/>FROM opositores o INNER JOIN notas n ON o.DNI = <text:tab/><text:tab/>n.DNIOPOSITOR;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1:27.116000000</meta:creation-date>
    <dc:date>2024-09-26T14:14:48.534000000</dc:date>
    <meta:editing-duration>PT51M4S</meta:editing-duration>
    <meta:editing-cycles>6</meta:editing-cycles>
    <meta:generator>LibreOffice/24.2.4.2$Windows_X86_64 LibreOffice_project/51a6219feb6075d9a4c46691dcfe0cd9c4fff3c2</meta:generator>
    <meta:document-statistic meta:table-count="10" meta:image-count="0" meta:object-count="0" meta:page-count="3" meta:paragraph-count="85" meta:word-count="518" meta:character-count="3480" meta:non-whitespace-character-count="2999"/>
  </office:meta>
</office:document-meta>
</file>